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TITION REGARDING THE GODLESS (140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PETITION REGARDING THE GODLESS (140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y do (140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y do (140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lot evil and stir up trouble (140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tongues sting like a snake's poison (14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often attempt to snare David (140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PETITION REGARDING THE GODLESS (140:1-11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they do (140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at they deserve (140:6-1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hey deserve (140:6-10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suffer from failure and poverty (140:6-8, 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have their evil deeds destroy them (140: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be burned by coals, consumed by fire, or thrown into deep pits (140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'S PETITION REGARDING THE GODLESS (140:1-11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What they do (140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What they deserve (140:6-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14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ETITION REGARDING THE GODLESS (140:1-11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REGARDING THE GODLY (140:12-13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DAVID'S PETITION REGARDING THE GODLY (140:12-13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requests (140:1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quests (140:12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Secure justice for them (140:1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Uphold them (140: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DAVID'S PETITION REGARDING THE GODLY (140:12-1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s (140:1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sults (140:1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results (140:13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odly praise his name (140:13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godly live in his presence (140:13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DAVID'S PETITION REGARDING THE GODLY (140:12-13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quests (140:12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(140:13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PSALM 140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DAVID'S PETITION REGARDING THE GODLESS (140:1-11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DAVID'S PETITION REGARDING THE GODLY (140:12-13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0 </dc:title>
    <meta:initial-creator>David STRICKLAND</meta:initial-creator>
    <dc:creator>David STRICKLAND</dc:creator>
    <meta:creation-date>2020-02-22T19:35:03Z</meta:creation-date>
    <dc:date>2020-02-22T19:35:03Z</dc:date>
    <meta:template xlink:href="BibleStudy" xlink:type="simple"/>
    <meta:editing-cycles>1</meta:editing-cycles>
    <meta:editing-duration>PT0S</meta:editing-duration>
    <meta:document-statistic meta:paragraph-count="38" meta:word-count="292"/>
  </office:meta>
</office:document-meta>
</file>